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190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331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4" table:default-cell-style-name="ce3"/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table:number-columns-repeated="2"/>
          <table:table-cell table:style-name="ce4" office:value-type="string">
            <text:p>TABLEAU DE SUIVI DE STAGE</text:p>
          </table:table-cell>
          <table:table-cell table:style-name="ce5"/>
          <table:table-cell table:style-name="ce6" table:number-columns-repeated="3"/>
        </table:table-row>
        <table:table-row table:style-name="ro1">
          <table:table-cell table:style-name="ce2" office:value-type="string">
            <text:p>ENTREPRISE</text:p>
          </table:table-cell>
          <table:table-cell table:style-name="ce2" office:value-type="string">
            <text:p>ETAT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REPONSE</text:p>
          </table:table-cell>
          <table:table-cell table:style-name="ce2" office:value-type="string">
            <text:p>DATE</text:p>
          </table:table-cell>
          <table:table-cell table:number-columns-repeated="2"/>
        </table:table-row>
        <table:table-row table:style-name="ro1">
          <table:table-cell office:value-type="string">
            <text:p>UBISOFT</text:p>
          </table:table-cell>
          <table:table-cell office:value-type="string">
            <text:p>EN ATTENTE</text:p>
          </table:table-cell>
          <table:table-cell office:value-type="string">
            <text:p>19 / 02 / 2013</text:p>
          </table:table-cell>
          <table:table-cell office:value-type="string">
            <text:p>NON</text:p>
          </table:table-cell>
          <table:table-cell table:number-columns-repeated="3"/>
        </table:table-row>
        <table:table-row table:style-name="ro1">
          <table:table-cell office:value-type="string">
            <text:p>GAMELOFT</text:p>
          </table:table-cell>
          <table:table-cell office:value-type="string">
            <text:p>EN ATTENTE</text:p>
          </table:table-cell>
          <table:table-cell office:value-type="string">
            <text:p>19 / 02 / 2013</text:p>
          </table:table-cell>
          <table:table-cell office:value-type="string">
            <text:p>NON</text:p>
          </table:table-cell>
          <table:table-cell table:number-columns-repeated="3"/>
        </table:table-row>
        <table:table-row table:style-name="ro1">
          <table:table-cell office:value-type="string">
            <text:p>MICROSOFT</text:p>
          </table:table-cell>
          <table:table-cell office:value-type="string">
            <text:p>EN ATTENTE</text:p>
          </table:table-cell>
          <table:table-cell office:value-type="string">
            <text:p>19 / 02 / 2013</text:p>
          </table:table-cell>
          <table:table-cell office:value-type="string">
            <text:p>NON</text:p>
          </table:table-cell>
          <table:table-cell table:number-columns-repeated="3"/>
        </table:table-row>
        <table:table-row table:style-name="ro1">
          <table:table-cell table:style-name="Default" office:value-type="string">
            <text:p>iquesta.com</text:p>
          </table:table-cell>
          <table:table-cell office:value-type="string">
            <text:p>EN ATTENTE</text:p>
          </table:table-cell>
          <table:table-cell office:value-type="string">
            <text:p>19 / 02 / 2013</text:p>
          </table:table-cell>
          <table:table-cell office:value-type="string">
            <text:p>NON</text:p>
          </table:table-cell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9">02/19/2013</text:date>, <text:time>17:17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9T16:54:02</meta:creation-date>
    <dc:date>2013-02-19T17:17:20</dc:date>
    <meta:editing-duration>PT23M18S</meta:editing-duration>
    <meta:editing-cycles>2</meta:editing-cycles>
    <meta:generator>LibreOffice/3.4$Unix LibreOffice_project/340m1$Build-1505</meta:generator>
    <meta:document-statistic meta:table-count="3" meta:cell-count="22" meta:object-count="0"/>
  </office:meta>
</office:document-meta>
</file>